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wielbiam Cię</text:span><text:span text:style-name="T1"><text:line-break/></text:span><text:span text:style-name="T1">w</text:span><text:span text:style-name="T1"> miłości Twej,</text:span><text:span text:style-name="T1"><text:line-break/></text:span><text:span text:style-name="T1">wysławiam </text:span><text:span text:style-name="T1">Imię Twe /x2</text:span><text:span text:style-name="T1"><text:line-break/></text:span><text:span text:style-name="T1"><text:line-break/></text:span><text:span text:style-name="T1">Oczy moje wznoszę ku górom</text:span><text:span text:style-name="T1"><text:line-break/></text:span><text:span text:style-name="T1">skąd nadejdzie pomoc mi</text:span><text:span text:style-name="T1"><text:line-break/></text:span><text:span text:style-name="T1">Pomoc moja</text:span><text:span text:style-name="T1"><text:line-break/></text:span><text:span text:style-name="T1">u Ciebie Panie jes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1T22:49:06</meta:creation-date>
    <dc:creator>Rafał Talacha</dc:creator>
    <dc:date>2009-02-01T13:58:03</dc:date>
    <dc:language>pl-PL</dc:language>
    <meta:editing-cycles>6</meta:editing-cycles>
    <meta:editing-duration>PT2M25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